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Calibri"/>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rmale" style:master-page-name="MP0" style:family="paragraph">
      <style:paragraph-properties fo:break-before="page"/>
      <style:text-properties fo:font-size="14pt" style:font-size-asian="14pt"/>
    </style:style>
    <style:style style:name="P2" style:parent-style-name="Paragrafoelenco" style:list-style-name="LFO1" style:family="paragraph"/>
    <style:style style:name="T3" style:parent-style-name="Car.predefinitoparagrafo" style:family="text">
      <style:text-properties fo:font-size="14pt" style:font-size-asian="14pt"/>
    </style:style>
    <style:style style:name="T4" style:parent-style-name="Car.predefinitoparagrafo" style:family="text">
      <style:text-properties fo:font-size="14pt" style:font-size-asian="14pt"/>
    </style:style>
    <style:style style:name="T5" style:parent-style-name="Car.predefinitoparagrafo" style:family="text">
      <style:text-properties fo:font-size="14pt" style:font-size-asian="14pt"/>
    </style:style>
    <style:style style:name="T6" style:parent-style-name="Car.predefinitoparagrafo" style:family="text">
      <style:text-properties fo:font-size="14pt" style:font-size-asian="14pt"/>
    </style:style>
    <style:style style:name="T7" style:parent-style-name="Car.predefinitoparagrafo" style:family="text">
      <style:text-properties fo:font-size="14pt" style:font-size-asian="14pt"/>
    </style:style>
    <style:style style:name="T8" style:parent-style-name="Car.predefinitoparagrafo" style:family="text">
      <style:text-properties fo:font-size="14pt" style:font-size-asian="14pt"/>
    </style:style>
    <style:style style:name="T9" style:parent-style-name="Car.predefinitoparagrafo" style:family="text">
      <style:text-properties fo:font-size="14pt" style:font-size-asian="14pt"/>
    </style:style>
    <style:style style:name="P10" style:parent-style-name="Normale" style:family="paragraph">
      <style:text-properties fo:font-size="14pt" style:font-size-asian="14pt"/>
    </style:style>
    <style:style style:name="P11" style:parent-style-name="Paragrafoelenco" style:list-style-name="LFO1" style:family="paragraph">
      <style:text-properties fo:font-size="14pt" style:font-size-asian="14pt"/>
    </style:style>
    <style:style style:name="P12" style:parent-style-name="Paragrafoelenco" style:list-style-name="LFO1" style:family="paragraph">
      <style:text-properties fo:font-size="14pt" style:font-size-asian="14pt"/>
    </style:style>
    <style:style style:name="P13" style:parent-style-name="Paragrafoelenco" style:family="paragraph">
      <style:text-properties fo:font-size="14pt" style:font-size-asian="14pt"/>
    </style:style>
    <style:style style:name="P14" style:parent-style-name="Paragrafoelenco" style:list-style-name="LFO1" style:family="paragraph">
      <style:text-properties fo:font-size="14pt" style:font-size-asian="14pt"/>
    </style:style>
    <style:style style:name="P15" style:parent-style-name="Paragrafoelenco" style:list-style-name="LFO1" style:family="paragraph">
      <style:text-properties fo:font-size="14pt" style:font-size-asian="14pt"/>
    </style:style>
    <style:style style:name="P16" style:parent-style-name="Paragrafoelenco" style:list-style-name="LFO1" style:family="paragraph">
      <style:text-properties fo:font-size="14pt" style:font-size-asian="14pt"/>
    </style:style>
    <style:style style:name="P17" style:parent-style-name="Paragrafoelenco" style:family="paragraph">
      <style:text-properties fo:font-size="14pt" style:font-size-asian="14pt"/>
    </style:style>
    <style:style style:name="P18" style:parent-style-name="Paragrafoelenco" style:list-style-name="LFO1" style:family="paragraph">
      <style:text-properties fo:font-size="14pt" style:font-size-asian="14pt"/>
    </style:style>
    <style:style style:name="P19" style:parent-style-name="Paragrafoelenco" style:list-style-name="LFO1" style:family="paragraph">
      <style:text-properties fo:font-size="14pt" style:font-size-asian="14pt"/>
    </style:style>
    <style:style style:name="P20" style:parent-style-name="Paragrafoelenco" style:family="paragraph">
      <style:text-properties fo:font-size="14pt" style:font-size-asian="14pt"/>
    </style:style>
    <style:style style:name="P21" style:parent-style-name="Paragrafoelenco" style:family="paragraph">
      <style:text-properties fo:font-size="14pt" style:font-size-asian="14pt"/>
    </style:style>
    <style:style style:name="P22" style:parent-style-name="Paragrafoelenco" style:list-style-name="LFO1" style:family="paragraph">
      <style:text-properties fo:font-size="14pt" style:font-size-asian="14pt"/>
    </style:style>
    <style:style style:name="P23" style:parent-style-name="Normale" style:family="paragraph">
      <style:text-properties fo:font-size="14pt" style:font-size-asian="14pt"/>
    </style:style>
    <style:style style:name="P24" style:parent-style-name="Paragrafoelenco" style:list-style-name="LFO1" style:family="paragraph"/>
    <style:style style:name="T25" style:parent-style-name="Car.predefinitoparagrafo" style:family="text">
      <style:text-properties fo:font-size="14pt" style:font-size-asian="14pt"/>
    </style:style>
    <style:style style:name="T26" style:parent-style-name="Car.predefinitoparagrafo" style:family="text">
      <style:text-properties fo:font-size="14pt" style:font-size-asian="14pt"/>
    </style:style>
    <style:style style:name="T27" style:parent-style-name="Car.predefinitoparagrafo" style:family="text">
      <style:text-properties fo:font-size="14pt" style:font-size-asian="14pt"/>
    </style:style>
    <style:style style:name="T28" style:parent-style-name="Car.predefinitoparagrafo" style:family="text">
      <style:text-properties fo:font-size="14pt" style:font-size-asian="14pt"/>
    </style:style>
    <style:style style:name="T29" style:parent-style-name="Car.predefinitoparagrafo" style:family="text">
      <style:text-properties fo:font-size="14pt" style:font-size-asian="14pt"/>
    </style:style>
    <style:style style:name="T30" style:parent-style-name="Car.predefinitoparagrafo" style:family="text">
      <style:text-properties fo:font-size="14pt" style:font-size-asian="14pt"/>
    </style:style>
    <style:style style:name="T31" style:parent-style-name="Car.predefinitoparagrafo" style:family="text">
      <style:text-properties fo:font-size="14pt" style:font-size-asian="14pt"/>
    </style:style>
    <style:style style:name="T32" style:parent-style-name="Car.predefinitoparagrafo" style:family="text">
      <style:text-properties fo:font-size="14pt" style:font-size-asian="14pt"/>
    </style:style>
  </office:automatic-styles>
  <office:body>
    <office:text text:use-soft-page-breaks="true">
      <text:p text:style-name="P1">SCENARIOS<text:s/></text:p>
      <text:list text:style-name="LFO1" text:continue-numbering="true">
        <text:list-item>
          <text:p text:style-name="P2"><text:span text:style-name="T3">Enrico è un ragazzo di<text:s/></text:span><text:span text:style-name="T4">18 anni molto sportivo e fa parte della squadra di atletica della scuola. A causa degli intensi allenamenti, i suoi compagni di squadra gli consigliano di scaricare Data4Help per tenere traccia del suo stato di salute.</text:span><text:span text:style-name="T5"><text:line-break/>Decide perciò di navigare sul sito e accedere al form di registrazione e dopo aver inseriti i dati necessari per il riconoscimento (email, username e password)</text:span><text:span text:style-name="T6"><text:s/>e i dati personali riguardanti il corpo (peso, altezza, ..),</text:span><text:span text:style-name="T7"><text:s/>prosegue con l’associazione del proprio smartwatch, scaricando l’applicazione sul dispositivo.</text:span><text:span text:style-name="T8"><text:line-break/></text:span><text:span text:style-name="T9">Enrico decide quindi di monitore il proprio stato controllando i valori e confrontandoli con quelli di soglia nella sezione riservata a ciò prima e dopo di ogni allenamento</text:span></text:p>
        </text:list-item>
      </text:list>
      <text:p text:style-name="P10"/>
      <text:list text:style-name="LFO1" text:continue-numbering="true">
        <text:list-item>
          <text:p text:style-name="P11">La clinica<text:s/>XXX decide di creare un app a supporto dei propri clienti cardiopatici, in modo da notificarli in caso di necessità urgente di assunzione del farmaco per la regolazione del battito cardiaco.<text:line-break/>XXXX<text:s/>decide di utilizzare i dati raccolti da Data4Help per garantire il funzionamento della propria app.<text:s/><text:line-break/>XXX si registra nel sito web, compilando il form di registrazione riservato alle terze parti.<text:line-break/>Dopo aver effettuato il login, XXX<text:s/>inserisce il SSN di tutti i pazienti già iscritti a Data4Help, che inoltra la richiesta ad essi.<text:line-break/>XXX decide inoltre di iscriversi ai nuovi dati, in modo da riceverli appena sono prodotti, in modo da inviare la notifica appena questi sono al di sotto dei valori di soglia.</text:p>
        </text:list-item>
      </text:list>
      <text:p text:style-name="Paragrafoelenco"/>
      <text:list text:style-name="LFO1" text:continue-numbering="true">
        <text:list-item>
          <text:p text:style-name="P12">Il comune di Milano decide di iscriversi a Data4Help per tenere traccia dello stato di salute dei propri cittadini raggruppandoli per fasce d’eta:</text:p>
        </text:list-item>
      </text:list>
      <text:p text:style-name="P13"/>
      <text:list text:style-name="LFO1" text:continue-numbering="true">
        <text:list-item>
          <text:list>
            <text:list-item>
              <text:p text:style-name="P14">Under 18</text:p>
            </text:list-item>
            <text:list-item>
              <text:p text:style-name="P15">Between 18 and 60</text:p>
            </text:list-item>
            <text:list-item>
              <text:p text:style-name="P16">Over 60</text:p>
            </text:list-item>
          </text:list>
        </text:list-item>
      </text:list>
      <text:p text:style-name="P17">Dopo essersi registrato sul sito, invia<text:s/>tre diverse richieste in base al range di età<text:s/>a Data4Help per accedere a “anonym…group”.<text:line-break/>Data4Help accetta le prime due richieste, ma non l’ultima in quanto il numero di utenti Over 60 non supera 1000 persone.<text:s/><text:line-break/><text:soft-page-break/>Una volta ricevute le notifiche da Data4Help, il comune di Milano decide di modificare le fasce d’età e ripresenta nuovamente due richieste:<text:s/></text:p>
      <text:list text:style-name="LFO1" text:continue-numbering="true">
        <text:list-item>
          <text:list>
            <text:list-item>
              <text:list>
                <text:list-item>
                  <text:p text:style-name="P18">Between 18 and 40</text:p>
                </text:list-item>
                <text:list-item>
                  <text:p text:style-name="P19">Over 40</text:p>
                </text:list-item>
              </text:list>
            </text:list-item>
          </text:list>
        </text:list-item>
      </text:list>
      <text:p text:style-name="P20">Questa volta Data4Help approva le due richieste, in quanto rispettano la restrizione del numero di persone.</text:p>
      <text:p text:style-name="P21"/>
      <text:list text:style-name="LFO1" text:continue-numbering="true">
        <text:list-item>
          <text:p text:style-name="P22">Il signor Rossi è un uomo di 70 anni e ha avuto due infarti e altri problemi di salute. La figlia Rosa decide di compare uno smartwatch e registrarlo al sito di Data4Help per monitorare lo stato di salute del proprio padre.<text:line-break/>Una volta entrata nel sito per la registrazione, Rosa legge del servizio AutomatedSOS e decide di iscrivere l’account del padre anche a tale servizio, proprio a causa dei suoi trascorsi.<text:line-break/>Una notte il servizio monitora un battito cardiaco irregolare insieme ad un valore di pressione sotto il livello di soglia. In automatico AutomatedSOS invia la posizione e i dati del sig. Rossi all’ambulanza che<text:s/>arriva nel luogo segnalato dopo 8 minuti e riesce a salvare la vita al signor Rossi.</text:p>
        </text:list-item>
      </text:list>
      <text:p text:style-name="P23"/>
      <text:list text:style-name="LFO1" text:continue-numbering="true">
        <text:list-item>
          <text:p text:style-name="P24"><text:span text:style-name="T25">Giacomo<text:s/></text:span><text:span text:style-name="T26">è iscritto da diverso tempo a Data4Help, in quanto condivide i propri dati con<text:s/></text:span><text:span text:style-name="T27">GymAtHome,<text:s/></text:span><text:span text:style-name="T28">un servizio per palestra.</text:span><text:span text:style-name="T29"><text:line-break/>Dopo essersi iscritto all’università di Scienze motorie, riceve una richiesta da parte dei servizi interni dell’università per il monitoraggio dello stato di salute dei propri studenti.<text:s/></text:span><text:span text:style-name="T30"><text:line-break/>Una volta ricevuta la richiesta, Giacomo decide di accettare la condivisione dei propri dati, perciò Data4Help notifica l’università della sua approvazione.</text:span><text:span text:style-name="T31"><text:line-break/>Allo stesso tempo, Giacomo decide che non è più necessario condividere<text:s/></text:span><text:span text:style-name="T32">i propri dati con GymAtHome, preferisce mettere in pratica le proprie conoscenze, perciò apre il sito di Data4Help e dopo aver effettuato il login, entra nella sezione che raggruppa tutte le richieste accettate e clicca sul pulsante di revoca dell’autorizzazione di condivisione dati con GymAtHom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3" style:family="text">
      <style:text-properties style:font-name="Calibri" style:font-name-asian="Calibri" style:font-name-complex="Calibri"/>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Calibri"/>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onio Urbano</meta:initial-creator>
    <dc:creator>Antonio Urbano</dc:creator>
    <meta:creation-date>2018-10-28T15:58:00Z</meta:creation-date>
    <dc:date>2018-10-28T17:55:00Z</dc:date>
    <meta:template xlink:href="Normal.dotm" xlink:type="simple"/>
    <meta:editing-cycles>3</meta:editing-cycles>
    <meta:editing-duration>PT6360S</meta:editing-duration>
    <meta:document-statistic meta:page-count="2" meta:paragraph-count="7" meta:word-count="553" meta:character-count="3703" meta:row-count="26" meta:non-whitespace-character-count="3157"/>
  </office:meta>
</office:document-meta>
</file>